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
            <text:p>TendererQualification</text:p>
          </table:table-cell>
          <table:table-cell table:style-name="ce8" office:value-type="string" office:string-value="Tenderer Qualification. Details">
            <text:p>Tenderer Qualification. Details</text:p>
          </table:table-cell>
          <table:table-cell table:style-name="ce8" office:value-type="string" office:string-value=""/>
          <table:table-cell table:style-name="ce8" office:value-type="string" office:string-value="Tenderer Qualification">
            <text:p>Tenderer Qualific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declaring the qualifications of a tenderer.">
            <text:p>A document declaring the qualifications of a tender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er Qualification. UBL Version Identifier. Identifier">
            <text:p>Tenderer Qualification. UBL Vers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er Qualification. Customization Identifier. Identifier">
            <text:p>Tenderer Qualification. Customizat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er Qualification. Profile Identifier. Identifier">
            <text:p>Tenderer Qualification. Profile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er Qualification. Profile Execution Identifier. Identifier">
            <text:p>Tenderer Qualification. Profile Execution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er Qualification. Identifier">
            <text:p>Tenderer Qualification.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er Qualification. Copy_ Indicator. Indicator">
            <text:p>Tenderer Qualification. Copy_ Indicator. Indicator</text:p>
          </table:table-cell>
          <table:table-cell table:style-name="ce9" office:value-type="string" office:string-value=""/>
          <table:table-cell office:value-type="string" table:style-name="ce9" office:string-value="Tenderer Qualification">
            <text:p>Tenderer Qualific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er Qualification. UUID. Identifier">
            <text:p>Tenderer Qualification. UUID.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er Qualification. Contract Folder Identifier. Identifier">
            <text:p>Tenderer Qualification. Contract Folder Identifier.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Tenderer Qualification. Issue Date. Date">
            <text:p>Tenderer Qualification. Issue Date. Date</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Tenderer Qualification. Issue Time. Time">
            <text:p>Tenderer Qualification. Issue Time. Time</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Tenderer Qualification. Note. Text">
            <text:p>Tenderer Qualification. Note. Text</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Tenderer Qualification. Version. Identifier">
            <text:p>Tenderer Qualification. Version. Identifier</text:p>
          </table:table-cell>
          <table:table-cell table:style-name="ce9" office:value-type="string" office:string-value=""/>
          <table:table-cell office:value-type="string" table:style-name="ce9" office:string-value="Tenderer Qualification">
            <text:p>Tenderer Qualificatio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Tenderer Qualification.">
            <text:p>Indicates the current version of the <text:s/>Tenderer Qualification.</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reviousVersionID">
            <text:p>PreviousVersionID</text:p>
          </table:table-cell>
          <table:table-cell office:value-type="string" table:style-name="ce9" office:string-value="Tenderer Qualification. Previous_ Version. Identifier">
            <text:p>Tenderer Qualification. Previous_ Version. Identifier</text:p>
          </table:table-cell>
          <table:table-cell table:style-name="ce9" office:value-type="string" office:string-value=""/>
          <table:table-cell office:value-type="string" table:style-name="ce9" office:string-value="Tenderer Qualification">
            <text:p>Tenderer Qualification</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5]&lt;&gt;&quot;&quot;;CONCATENATE([.F15];&quot; &quot;;[.G15]);[.G15])"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previous version of the Tenderer Qualification which is superceded by this version.">
            <text:p>Identifies the previous version of the <text:s/>Tenderer Qualification which is superceded by this version.</text:p>
          </table:table-cell>
          <table:table-cell office:value-type="string" table:style-name="ce9" office:string-value="1.0 ">
            <text:p><text:s/>1.0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Tenderer Qualification. Signature">
            <text:p>Tenderer Qualification. Signatur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endererPartyQualification">
            <text:p>TendererPartyQualification</text:p>
          </table:table-cell>
          <table:table-cell table:style-name="ce10" office:value-type="string" office:string-value="Tenderer Qualification. Tenderer Party Qualification">
            <text:p>Tenderer Qualification. Tenderer Party Qualification</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Tenderer Party Qualification">
            <text:p>Tenderer Party Qualification</text:p>
          </table:table-cell>
          <table:table-cell table:style-name="ce10" office:value-type="string" office:string-value="Tenderer Party Qualification">
            <text:p>Tenderer Party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er Party Qualification">
            <text:p>Tenderer Party Qualification</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pecific qualification of the Tenderer.">
            <text:p>A specific qualification of the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10" office:value-type="string" office:string-value="Tenderer Qualification. Contracting Party">
            <text:p>Tenderer Qualification. Contracting Party</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Evidence">
            <text:p>Evidence</text:p>
          </table:table-cell>
          <table:table-cell table:style-name="ce10" office:value-type="string" office:string-value="Tenderer Qualification. Evidence">
            <text:p>Tenderer Qualification. Evidenc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Evidence">
            <text:p>Evidence</text:p>
          </table:table-cell>
          <table:table-cell table:style-name="ce10" office:value-type="string" office:string-value="Evidence">
            <text:p>Evid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vidence">
            <text:p>Evid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evidentiary document supporting Tenderer qualifications.">
            <text:p>An evidentiary document supporting Tenderer qualificatio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10" office:value-type="string" office:string-value="Tenderer Qualification. Additional_ Document Reference. Document Reference">
            <text:p>Tenderer Qualification. Additional_ Document Reference. Document Reference</text:p>
          </table:table-cell>
          <table:table-cell table:style-name="ce10" office:value-type="string" office:string-value=""/>
          <table:table-cell table:style-name="ce10" office:value-type="string" office:string-value="Tenderer Qualification">
            <text:p>Tenderer Qualific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